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1" fo:font-size="12pt" fo:language="el" fo:country="GR" fo:font-weight="normal" officeooo:rsid="0012f7d6" officeooo:paragraph-rsid="001b218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2pt" fo:language="el" fo:country="GR" fo:font-weight="bold" officeooo:rsid="0020285b" officeooo:paragraph-rsid="001b218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12pt" fo:language="en" fo:country="US" fo:font-weight="bold" officeooo:rsid="0012f7d6" officeooo:paragraph-rsid="001b218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4pt" fo:language="el" fo:country="GR" fo:font-weight="normal" officeooo:rsid="0012f7d6" officeooo:paragraph-rsid="001b218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215079" officeooo:paragraph-rsid="00215079"/>
    </style:style>
    <style:style style:name="P19" style:family="paragraph" style:parent-style-name="Heading_20_1">
      <style:text-properties fo:language="en" fo:country="GB"/>
    </style:style>
    <style:style style:name="P20" style:family="paragraph" style:parent-style-name="Text_20_body">
      <style:paragraph-properties fo:text-align="justify" style:justify-single-word="false"/>
      <style:text-properties fo:language="el" fo:country="GR" officeooo:rsid="00215079" officeooo:paragraph-rsid="0021507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d0a8"/>
    </style:style>
    <style:style style:name="T3" style:family="text">
      <style:text-properties fo:language="en" fo:country="US" officeooo:rsid="0028a15a"/>
    </style:style>
    <style:style style:name="T4" style:family="text">
      <style:text-properties fo:language="en" fo:country="US" officeooo:rsid="002bbb05"/>
    </style:style>
    <style:style style:name="T5" style:family="text">
      <style:text-properties fo:language="en" fo:country="US" officeooo:rsid="002d9294"/>
    </style:style>
    <style:style style:name="T6" style:family="text">
      <style:text-properties fo:language="en" fo:country="US" officeooo:rsid="002ef4cb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officeooo:rsid="0012f7d6" style:font-size-asian="20pt" style:font-size-complex="20pt"/>
    </style:style>
    <style:style style:name="T9" style:family="text">
      <style:text-properties fo:font-size="20pt" fo:language="en" fo:country="US" officeooo:rsid="0012f7d6" style:font-size-asian="20pt" style:font-size-complex="20pt"/>
    </style:style>
    <style:style style:name="T10" style:family="text">
      <style:text-properties fo:font-size="20pt" fo:language="en" fo:country="US" officeooo:rsid="001c2904" style:font-size-asian="20pt" style:font-size-complex="20pt"/>
    </style:style>
    <style:style style:name="T11" style:family="text">
      <style:text-properties fo:font-size="20pt" fo:language="en" fo:country="US" officeooo:rsid="0021abad" style:font-size-asian="20pt" style:font-size-complex="20pt"/>
    </style:style>
    <style:style style:name="T12" style:family="text">
      <style:text-properties fo:font-size="20pt" fo:language="en" fo:country="US" officeooo:rsid="002d9294" style:font-size-asian="20pt" style:font-size-complex="20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Calibri1"/>
    </style:style>
    <style:style style:name="T15" style:family="text">
      <style:text-properties officeooo:rsid="0021abad"/>
    </style:style>
    <style:style style:name="T16" style:family="text">
      <style:text-properties officeooo:rsid="0026d0a8"/>
    </style:style>
    <style:style style:name="T17" style:family="text">
      <style:text-properties officeooo:rsid="002bbb05"/>
    </style:style>
    <style:style style:name="T18" style:family="text">
      <style:text-properties officeooo:rsid="00215079"/>
    </style:style>
    <style:style style:name="T19" style:family="text">
      <style:text-properties officeooo:rsid="002d9294"/>
    </style:style>
    <style:style style:name="T20" style:family="text">
      <style:text-properties officeooo:rsid="002fdb6d"/>
    </style:style>
    <style:style style:name="T21" style:family="text">
      <style:text-properties officeooo:rsid="0031bb7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ΠΟΛΥΤΕΧΝΙΚΗ ΣΧΟΛΗ</text:p>
      <text:p text:style-name="P5">ΤΜΗΜΑ ΗΛΕΚΤΡΟΛΟΓΩΝ ΜΗΧΑΝΙΚΩΝ</text:p>
      <text:p text:style-name="P5">&amp; ΜΗΧΑΝΙΚΩΝ ΥΠΟΛΟΓΙΣΤΩΝ</text:p>
      <text:p text:style-name="P5"/>
      <text:p text:style-name="P6"/>
      <text:p text:style-name="P10"/>
      <text:p text:style-name="P10"/>
      <text:p text:style-name="P10">ΔΙΠΛΩΜΑΤΙΚΗ ΕΡΓΑΣΙΑ</text:p>
      <text:p text:style-name="P10"/>
      <text:p text:style-name="P11"/>
      <text:p text:style-name="P11">ΤΙΤΛΟΣ </text:p>
      <text:p text:style-name="Title">“ <text:span text:style-name="T8">Έγχρωμο</text:span><text:span text:style-name="T9"> </text:span><text:span text:style-name="T8">Τριγωνικό</text:span><text:span text:style-name="T11"> </text:span><text:span text:style-name="T9">Matrix</text:span><text:span text:style-name="T10"> </text:span><text:span text:style-name="T9">Barcode (Trigonix</text:span><text:span text:style-name="T12">Code</text:span><text:span text:style-name="T9">) ”</text:span></text:p>
      <text:p text:style-name="P10"/>
      <text:p text:style-name="P10"/>
      <text:p text:style-name="P10"/>
      <text:p text:style-name="P12"><text:span text:style-name="T8">Π</text:span><text:span text:style-name="T7">αππάς Ευάγγελος (ΑΕΜ: 7003)</text:span></text:p>
      <text:p text:style-name="P12"/>
      <text:p text:style-name="P10"><text:span text:style-name="T7">επιβλέπων καθηγητής: </text:span><text:span text:style-name="T13">Ατρέας Νικόλαος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Θεσσαλονίκη 2023</text:p>
      <text:h text:style-name="P16" text:outline-level="1"/>
      <text:h text:style-name="P17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Περιεχόμενα</text:p>
          </text:index-title>
          <text:p text:style-name="P13"><text:a xlink:type="simple" xlink:href="#__RefHeading___Toc236_1798533307" text:style-name="Index_20_Link" text:visited-style-name="Index_20_Link">Ευχαριστίες<text:tab/>2</text:a></text:p>
          <text:p text:style-name="P13"><text:a xlink:type="simple" xlink:href="#__RefHeading___Toc238_1798533307" text:style-name="Index_20_Link" text:visited-style-name="Index_20_Link">Ορολογία<text:tab/>4</text:a></text:p>
          <text:p text:style-name="P13"><text:a xlink:type="simple" xlink:href="#__RefHeading___Toc240_1798533307" text:style-name="Index_20_Link" text:visited-style-name="Index_20_Link">Περίληψη<text:tab/>4</text:a></text:p>
          <text:p text:style-name="P13"><text:a xlink:type="simple" xlink:href="#__RefHeading___Toc242_1798533307" text:style-name="Index_20_Link" text:visited-style-name="Index_20_Link">Abstract<text:tab/>4</text:a></text:p>
          <text:p text:style-name="P13"><text:a xlink:type="simple" xlink:href="#__RefHeading___Toc232_1798533307" text:style-name="Index_20_Link" text:visited-style-name="Index_20_Link">1. Εισαγωγή<text:tab/>5</text:a></text:p>
          <text:p text:style-name="P14"><text:a xlink:type="simple" xlink:href="#__RefHeading___Toc234_1798533307" text:style-name="Index_20_Link" text:visited-style-name="Index_20_Link">1.1 Στόχος Διπλωματικής<text:tab/>5</text:a></text:p>
        </text:index-body>
      </text:table-of-content>
      <text:p text:style-name="P7"/>
      <text:h text:style-name="P18" text:outline-level="1"><text:bookmark-start text:name="__RefHeading___Toc238_1798533307"/>Ορολογία<text:bookmark-end text:name="__RefHeading___Toc238_1798533307"/></text:h>
      <text:h text:style-name="Heading_20_1" text:outline-level="1"><text:bookmark-start text:name="__RefHeading___Toc240_1798533307"/>Περίληψη<text:bookmark-end text:name="__RefHeading___Toc240_1798533307"/></text:h>
      <text:h text:style-name="P19" text:outline-level="1"><text:bookmark-start text:name="__RefHeading___Toc242_1798533307"/>Abstrac<text:span text:style-name="T18">t</text:span><text:bookmark-end text:name="__RefHeading___Toc242_1798533307"/></text:h>
      <text:h text:style-name="P17" text:outline-level="1"><text:bookmark-start text:name="__RefHeading___Toc232_1798533307"/>1. <text:span text:style-name="T14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20">Ο <text:span text:style-name="T15">στόχος της διπλωματικής είναι η ανάπτυξη ενός τριγωνικού και έγχρωμου </text:span><text:span text:style-name="T2">Matrix Barcode </text:span><text:span text:style-name="T17">για την κωδικοποίηση μιας ακολουθίας χαρακτήρων </text:span><text:span text:style-name="T4">ASCII 7-bit</text:span><text:span text:style-name="T2">. </text:span><text:span text:style-name="T16">Η προσομοίωση της κωδικοποίησης</text:span><text:span text:style-name="T2"> </text:span><text:span text:style-name="T4">κ</text:span><text:span text:style-name="T17">αι αποκωδικοποίησης</text:span><text:span text:style-name="T2"> </text:span><text:span text:style-name="T16">θα πραγματοποιηθεί στο περιβάλλον της </text:span><text:span text:style-name="T2">Unity 3D </text:span><text:span text:style-name="T3">Game </text:span><text:span text:style-name="T2">Engine. </text:span><text:span text:style-name="T19">Ο χρήστης θα πληκτρολογεί μια φράση </text:span><text:span text:style-name="T20">στο κατάλληλο πεδίου κειμένου </text:span><text:span text:style-name="T19">και, </text:span><text:span text:style-name="T20">αφού η φράση ελεγχθεί για την εγκυρότητά της, θα κωδικοποιείται </text:span><text:span text:style-name="T19">σύμφωνα με τις </text:span><text:span text:style-name="T20">υπάρχουσες </text:span><text:span text:style-name="T19">προδιαγραφές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04T14:57:22.138000000</dc:date>
    <meta:editing-duration>PT1H27M43S</meta:editing-duration>
    <meta:editing-cycles>25</meta:editing-cycles>
    <meta:generator>LibreOffice/7.5.2.2$Windows_X86_64 LibreOffice_project/53bb9681a964705cf672590721dbc85eb4d0c3a2</meta:generator>
    <meta:document-statistic meta:table-count="0" meta:image-count="0" meta:object-count="0" meta:page-count="5" meta:paragraph-count="23" meta:word-count="115" meta:character-count="821" meta:non-whitespace-character-count="728"/>
  </office:meta>
</office:document-meta>
</file>